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ans Mono" fo:font-size="12pt" style:font-size-asian="12pt" style:font-size-complex="12pt"/>
    </style:style>
    <style:style style:name="P2" style:family="paragraph" style:parent-style-name="Preformatted_20_Text">
      <style:text-properties style:font-name="DejaVu Sans Mono" fo:font-size="12pt" officeooo:rsid="00074936" officeooo:paragraph-rsid="00074936" style:font-size-asian="12pt" style:font-size-complex="12pt"/>
    </style:style>
    <style:style style:name="P3" style:family="paragraph" style:parent-style-name="Standard">
      <style:text-properties style:font-name="DejaVu Sans Mono" fo:font-size="16pt" fo:font-weight="bold" officeooo:rsid="0004811d" officeooo:paragraph-rsid="0004811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DejaVu Sans Mono" fo:font-size="16pt" fo:font-weight="bold" officeooo:rsid="00074936" officeooo:paragraph-rsid="00074936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DejaVu Sans Mono" fo:font-size="12pt" officeooo:rsid="0004811d" officeooo:paragraph-rsid="00074936" style:font-size-asian="12pt" style:font-size-complex="12pt"/>
    </style:style>
    <style:style style:name="P6" style:family="paragraph" style:parent-style-name="Standard">
      <style:text-properties style:font-name="DejaVu Sans Mono" fo:font-size="12pt" officeooo:paragraph-rsid="00074936" style:font-size-asian="12pt" style:font-size-complex="12pt"/>
    </style:style>
    <style:style style:name="P7" style:family="paragraph" style:parent-style-name="Preformatted_20_Text">
      <style:paragraph-properties fo:margin-left="2.501cm" fo:margin-right="0cm" fo:text-indent="0cm" style:auto-text-indent="false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2.501cm" fo:margin-right="0cm" fo:text-indent="0cm" style:auto-text-indent="false"/>
      <style:text-properties style:font-name="DejaVu Sans Mono" fo:font-size="12pt" fo:font-weight="bold" officeooo:rsid="00074936" officeooo:paragraph-rsid="00074936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margin-left="2.501cm" fo:margin-right="0cm" fo:text-indent="0cm" style:auto-text-indent="false"/>
      <style:text-properties style:font-name="DejaVu Sans Mono" fo:font-size="12pt" style:font-size-asian="12pt" style:font-size-complex="12pt"/>
    </style:style>
    <style:style style:name="T1" style:family="text">
      <style:text-properties officeooo:rsid="00074936"/>
    </style:style>
    <style:style style:name="T2" style:family="text">
      <style:text-properties officeooo:rsid="0008525a"/>
    </style:style>
    <style:style style:name="T3" style:family="text">
      <style:text-properties officeooo:rsid="000a090f"/>
    </style:style>
    <style:style style:name="T4" style:family="text">
      <style:text-properties officeooo:rsid="000b45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Knocking on Heavens Door</text:p>
      <text:p text:style-name="P5"><text:span text:style-name="T1">Bob Dylan</text:span> 19<text:span text:style-name="T1">73 für einen Westernfilm, in dem er selber einen Cameo Auftritt hatte. </text:span></text:p>
      <text:p text:style-name="P6"><text:span text:style-name="T1">1990 Guns‘n‘Roses<text:line-break/><text:line-break/></text:span>Intro <text:tab/><text:tab/><text:tab/><text:tab/><text:tab/><text:tab/><text:tab/><text:span text:style-name="T4">70</text:span></text:p>
      <text:p text:style-name="P1">G <text:s text:c="2"/>D <text:s text:c="2"/><text:span text:style-name="T2">a <text:s text:c="4"/>G <text:s/>D <text:s/>C</text:span></text:p>
      <text:p text:style-name="P1"/>
      <text:p text:style-name="P1">G <text:s text:c="4"/>D <text:s text:c="18"/>Am7</text:p>
      <text:p text:style-name="P1">Mama take this badge from me</text:p>
      <text:p text:style-name="P1">G <text:s text:c="7"/>D <text:s text:c="8"/>C</text:p>
      <text:p text:style-name="P1">I can't use it anymore</text:p>
      <text:p text:style-name="P1">G <text:s text:c="11"/>D <text:s text:c="15"/>Am7</text:p>
      <text:p text:style-name="P1">It's getting dark too dark to see</text:p>
      <text:p text:style-name="P1">G <text:s text:c="13"/>D <text:s text:c="19"/>C</text:p>
      <text:p text:style-name="P1">Feels like I'm knockin' on heaven's door</text:p>
      <text:p text:style-name="P1"/>
      <text:p text:style-name="P1"/>
      <text:p text:style-name="P7">G <text:s text:c="10"/>D <text:s text:c="19"/><text:span text:style-name="T2">a</text:span></text:p>
      <text:p text:style-name="P7">Knock-knock-knockin' on heaven's door</text:p>
      <text:p text:style-name="P7">G <text:s text:c="10"/>D <text:s text:c="19"/>C</text:p>
      <text:p text:style-name="P7">Knock-knock-knockin' on heaven's door</text:p>
      <text:p text:style-name="P7">G <text:s text:c="10"/>D <text:s text:c="19"/><text:span text:style-name="T2">a</text:span></text:p>
      <text:p text:style-name="P7">Knock-knock-knockin' on heaven's door</text:p>
      <text:p text:style-name="P7">G <text:s text:c="10"/>D <text:s text:c="19"/>C</text:p>
      <text:p text:style-name="P7">Knock-knock-knockin' on heaven's door</text:p>
      <text:p text:style-name="P9"/>
      <text:p text:style-name="P1"/>
      <text:p text:style-name="P2">Solo:</text:p>
      <text:p text:style-name="P1">G <text:s text:c="2"/>D <text:s text:c="2"/>C <text:s text:c="3"/>x4</text:p>
      <text:p text:style-name="P1"/>
      <text:p text:style-name="P1"/>
      <text:p text:style-name="P1"/>
      <text:p text:style-name="P1">G <text:s text:c="3"/>D <text:s text:c="17"/>Am7</text:p>
      <text:p text:style-name="P1">Mama put my guns in the ground</text:p>
      <text:p text:style-name="P1">G <text:s text:c="6"/>D <text:s text:c="12"/>C</text:p>
      <text:p text:style-name="P1">I can't shoot them anymore</text:p>
      <text:p text:style-name="P1">G <text:s text:c="14"/>D <text:s text:c="14"/>Am7</text:p>
      <text:p text:style-name="P1">That cold black cloud is comin' down</text:p>
      <text:p text:style-name="P1">G <text:s text:c="13"/>D <text:s text:c="19"/>C</text:p>
      <text:p text:style-name="P1">Feels like I'm knockin' on heaven's door<text:line-break/></text:p>
      <text:p text:style-name="P7"/>
      <text:p text:style-name="P8">Chor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6-01-20T21:41:12.481292269</meta:creation-date>
    <dc:date>2017-12-07T18:17:42.010028028</dc:date>
    <dc:creator>benutzer </dc:creator>
    <meta:editing-duration>PT21M12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137" meta:character-count="969" meta:non-whitespace-character-count="527"/>
  </office:meta>
</office:document-meta>
</file>